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4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d7b9" officeooo:paragraph-rsid="0018d7b9" style:text-blinking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d7b9" officeooo:paragraph-rsid="0018d7b9" style:text-blinking="false" fo:background-color="transparent"/>
    </style:style>
    <style:style style:name="P7" style:family="paragraph" style:parent-style-name="Text_20_body" style:list-style-name="L4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d7b9" officeooo:paragraph-rsid="0018d7b9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</style:style>
    <style:style style:name="P10" style:family="paragraph" style:parent-style-name="Text_20_body" style:list-style-name="L4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</style:style>
    <style:style style:name="P11" style:family="paragraph" style:parent-style-name="Text_20_body">
      <style:paragraph-properties fo:margin-left="0.75in" fo:margin-right="0in" fo:margin-top="0in" fo:margin-bottom="0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8d7b9" officeooo:paragraph-rsid="0018d7b9" style:text-blinking="false" fo:background-color="transparent"/>
    </style:style>
    <style:style style:name="P12" style:family="paragraph" style:parent-style-name="Text_20_body">
      <style:paragraph-properties fo:margin-left="0.75in" fo:margin-right="0in" fo:margin-top="0in" fo:margin-bottom="0in" loext:contextual-spacing="false" fo:line-height="129%" fo:text-align="justify" style:justify-single-word="false" fo:text-indent="0in" style:auto-text-indent="false" style:writing-mode="lr-tb"/>
      <style:text-properties officeooo:rsid="0018d7b9" officeooo:paragraph-rsid="0018d7b9"/>
    </style:style>
    <style:style style:name="P13" style:family="paragraph" style:parent-style-name="Text_20_body">
      <style:paragraph-properties fo:margin-left="0.75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8d7b9" officeooo:paragraph-rsid="0018d7b9" style:text-blinking="false" fo:background-color="transparent"/>
    </style:style>
    <style:style style:name="P14" style:family="paragraph" style:parent-style-name="Text_20_body">
      <style:paragraph-properties fo:margin-left="0.75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d7b9" officeooo:paragraph-rsid="0018d7b9" style:text-blinking="false" fo:background-color="transparent" style:font-style-asian="normal" style:font-style-complex="normal"/>
    </style:style>
    <style:style style:name="T1" style:family="text">
      <style:text-properties officeooo:rsid="0018d7b9"/>
    </style:style>
    <style:style style:name="T2" style:family="text">
      <style:text-properties fo:font-style="italic" officeooo:rsid="0018d7b9" style:font-style-asian="italic" style:font-style-complex="italic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d7b9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4e5a835-7fff-1af8-3c98-1b1383718c01"/>Métodos Manejadores del Backend</text:p>
      <text:list xml:id="list295270547" text:style-name="L1">
        <text:list-item>
          <text:p text:style-name="P5">Home</text:p>
          <text:list>
            <text:list-item>
              <text:p text:style-name="P2">Ruta: / , /<text:span text:style-name="T1">home/ , /index/</text:span></text:p>
            </text:list-item>
            <text:list-item>
              <text:p text:style-name="P9"><text:span text:style-name="T3">Métodos HTTP permitidos: </text:span><text:span text:style-name="T4">GET</text:span></text:p>
            </text:list-item>
            <text:list-item>
              <text:p text:style-name="P2">Lógica algorítmica:</text:p>
            </text:list-item>
          </text:list>
        </text:list-item>
      </text:list>
      <text:p text:style-name="P11">Carga la plantilla (header y footer) y la pagina de inicio del hotel</text:p>
      <text:p text:style-name="Text_20_body"/>
      <text:list xml:id="list3029054423" text:style-name="L2">
        <text:list-item>
          <text:p text:style-name="P6">Login</text:p>
          <text:list>
            <text:list-item>
              <text:p text:style-name="P3">Ruta: /<text:span text:style-name="T1">login/</text:span></text:p>
            </text:list-item>
            <text:list-item>
              <text:p text:style-name="P3">Métodos HTTP permitidos: <text:span text:style-name="T1">GET y POST</text:span></text:p>
            </text:list-item>
            <text:list-item>
              <text:p text:style-name="P3">Lógica algorítmica:</text:p>
            </text:list-item>
          </text:list>
        </text:list-item>
      </text:list>
      <text:p text:style-name="P12"><text:span text:style-name="T5">Carga el formulario de login dentro de la plantilla. Verifica los datos y busca en la base de datos para otorgar el acceso. Según el usuario, cliente o administrador, lo dirige al dashboard o a las habitaciones respectivamente</text:span></text:p>
      <text:p text:style-name="Text_20_body"/>
      <text:list xml:id="list1747217567" text:style-name="L4">
        <text:list-item>
          <text:p text:style-name="P7">Registro</text:p>
          <text:list>
            <text:list-item>
              <text:p text:style-name="P4">Ruta: <text:span text:style-name="T2">registro</text:span></text:p>
            </text:list-item>
            <text:list-item>
              <text:p text:style-name="P10"><text:span text:style-name="T3">Métodos HTTP permitidos: </text:span><text:span text:style-name="T4">GET y POST</text:span></text:p>
            </text:list-item>
            <text:list-item>
              <text:p text:style-name="P4">Lógica algorítmica:</text:p>
            </text:list-item>
          </text:list>
        </text:list-item>
      </text:list>
      <text:p text:style-name="P13">Despliega dentro de la plantilla el formulario de registro haciendo validaciones para los datos</text:p>
      <text:p text:style-name="P13"/>
      <text:p text:style-name="P13"/>
      <text:p text:style-name="P14">Link de github: <text:a xlink:type="simple" xlink:href="https://github.com/Rassaster/misionTIC-reservasHotelBerjaya" text:style-name="Internet_20_link" text:visited-style-name="Visited_20_Internet_20_Link">https://github.com/Rassaster/misionTIC-reservasHotelBerjaya</text:a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7:45:27.833021468</meta:creation-date>
    <dc:date>2021-10-14T17:59:43.681849002</dc:date>
    <meta:editing-duration>PT3M5S</meta:editing-duration>
    <meta:editing-cycles>1</meta:editing-cycles>
    <meta:generator>LibreOffice/6.4.7.2$Linux_X86_64 LibreOffice_project/40$Build-2</meta:generator>
    <meta:print-date>2021-10-14T18:00:43.592806507</meta:print-date>
    <meta:document-statistic meta:table-count="0" meta:image-count="0" meta:object-count="0" meta:page-count="1" meta:paragraph-count="18" meta:word-count="120" meta:character-count="733" meta:non-whitespace-character-count="641"/>
  </office:meta>
</office:document-meta>
</file>